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position="0% 100%" officeooo:rsid="000712ce" officeooo:paragraph-rsid="000712ce"/>
    </style:style>
    <style:style style:name="P3" style:family="paragraph" style:parent-style-name="Standard">
      <style:text-properties officeooo:rsid="00099a1c" officeooo:paragraph-rsid="00099a1c"/>
    </style:style>
    <style:style style:name="P4" style:family="paragraph" style:parent-style-name="Standard" style:list-style-name="L1">
      <style:text-properties officeooo:rsid="00099a1c" officeooo:paragraph-rsid="00099a1c"/>
    </style:style>
    <style:style style:name="P5" style:family="paragraph" style:parent-style-name="Standard" style:list-style-name="L1">
      <style:text-properties officeooo:paragraph-rsid="001e99f2"/>
    </style:style>
    <style:style style:name="P6" style:family="paragraph" style:parent-style-name="Standard">
      <style:text-properties officeooo:paragraph-rsid="001e99f2"/>
    </style:style>
    <style:style style:name="T1" style:family="text">
      <style:text-properties officeooo:rsid="00099a1c"/>
    </style:style>
    <style:style style:name="T2" style:family="text">
      <style:text-properties officeooo:rsid="0009cf39"/>
    </style:style>
    <style:style style:name="T3" style:family="text">
      <style:text-properties officeooo:rsid="000cc858"/>
    </style:style>
    <style:style style:name="T4" style:family="text">
      <style:text-properties officeooo:rsid="001d5e52"/>
    </style:style>
    <style:style style:name="T5" style:family="text">
      <style:text-properties officeooo:rsid="001e99f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Projeto SO</text:h>
      <text:p text:style-name="P2"/>
      <text:h text:style-name="Heading_20_3" text:outline-level="3">Introdução:</text:h>
      <text:p text:style-name="P3">-Propósito: </text:p>
      <text:p text:style-name="P3"><text:tab/>O script spacecheck foi desenvolvido com o propósito de calcular o espaço em disco <text:tab/>ocupado pelos ficheiros pertecentes a um ou mais diretórios passados como argumentos. </text:p>
      <text:p text:style-name="P3"/>
      <text:p text:style-name="P3">-Opções de execução:</text:p>
      <text:p text:style-name="P3"><text:tab/>Este script aceita opções distintas com o intuito de filtrar o resultado de acordo com as <text:tab/>intenções do utilizador <text:span text:style-name="T2">através de opções</text:span>, nomeadamente: </text:p>
      <text:p text:style-name="P3"><text:tab/>- <text:span text:style-name="T5">Opções de filtragem:</text:span></text:p>
      <text:list xml:id="list2908333348" text:style-name="L1">
        <text:list-item>
          <text:p text:style-name="P4">“-<text:span text:style-name="T2">n </text:span><text:span text:style-name="T3">[regex]</text:span><text:span text:style-name="T2">”: </text:span><text:span text:style-name="T3">serve para apenas serem contabilizados ficheiros com a extensão determinada por “regex”</text:span></text:p>
        </text:list-item>
        <text:list-item>
          <text:p text:style-name="P4">“-<text:span text:style-name="T3">d [date]”: serve para apenas serem contabilizados ficheiros </text:span><text:span text:style-name="T4">que não tenham sofrido nenhuma alteração a partir da data</text:span><text:span text:style-name="T3"> “date”.</text:span></text:p>
        </text:list-item>
        <text:list-item>
          <text:p text:style-name="P5"><text:span text:style-name="T1">“-</text:span><text:span text:style-name="T3">s [size]</text:span><text:span text:style-name="T1">”: </text:span><text:span text:style-name="T3">serve para apenas serem contabilizados ficheiros </text:span><text:span text:style-name="T5">com tamanho superior a “size”</text:span></text:p>
        </text:list-item>
      </text:list>
      <text:p text:style-name="P6"><text:tab/>- <text:span text:style-name="T5">Opções de sort:</text:span></text:p>
      <text:list xml:id="list145808015664270" text:continue-numbering="true" text:style-name="L1">
        <text:list-item>
          <text:p text:style-name="P5">“-<text:span text:style-name="T5">r”: output por ordem crescente de tamanho</text:span></text:p>
        </text:list-item>
        <text:list-item>
          <text:p text:style-name="P5">“-<text:span text:style-name="T5">a”: output por ordem alfabética dos nomes dos diretórios</text:span></text:p>
        </text:list-item>
      </text:list>
      <text:p text:style-name="P6"><text:tab/>- <text:span text:style-name="T5">Opções de output:</text:span></text:p>
      <text:list xml:id="list145808289878721" text:continue-numbering="true" text:style-name="L1">
        <text:list-item>
          <text:p text:style-name="P5">“-<text:span text:style-name="T5">l [n]”: serve para apenas serem enviadas para output apenas as <text:s/>“n” primeiras linhas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0:41:33.166804782</meta:creation-date>
    <dc:date>2023-11-12T14:58:06.255236402</dc:date>
    <meta:editing-duration>PT57M1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51" meta:character-count="956" meta:non-whitespace-character-count="815"/>
  </office:meta>
</office:document-meta>
</file>